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ptos" officeooo:rsid="00039213" officeooo:paragraph-rsid="00039213"/>
    </style:style>
    <style:style style:name="T1" style:family="text">
      <style:text-properties officeooo:rsid="000500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week I worked for 9 hours</text:p>
      <text:p text:style-name="P1"/>
      <text:p text:style-name="P1"><text:tab/>On Monday I completed the controls mini project. This gave me a much better understanding of how the integral and derivative terms affect a system. I also found it to be an enjoyable experience. <text:span text:style-name="T1">It did take me a while to complete, but a lot of that was being unfamiliar with MatLab syntax.</text:span></text:p>
      <text:p text:style-name="P1"><text:tab/><text:span text:style-name="T1">As for the drone, I refactored some of the drone code to make it less hard to read and maintain. I added code for the drone to halt when plugged in until a button pressed. For some reason, this broke the code for dumping the flash storage and I am not sure why. I probably will look more into it next week. There is also now the beginnings of some wireless logging code, but its not finished. </text:span></text:p>
      <text:p text:style-name="P1"><text:tab/><text:span text:style-name="T1">This coming week I plan work some more on the wireless logging and start leaning how to use the time of flight sensors. The main things to test on the time of flights will be figuring out how to reassign their I2C addresses and finding how far apart they need to be to accurately sense if the drone is square with the wall. <text:s text:c="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7:48:03.991501846</meta:creation-date>
    <dc:date>2025-10-05T18:15:12.400872982</dc:date>
    <meta:editing-duration>PT12M3S</meta:editing-duration>
    <meta:editing-cycles>1</meta:editing-cycles>
    <meta:document-statistic meta:table-count="0" meta:image-count="0" meta:object-count="0" meta:page-count="1" meta:paragraph-count="4" meta:word-count="200" meta:character-count="1041" meta:non-whitespace-character-count="838"/>
    <meta:generator>LibreOffice/25.8.1.1$Linux_X86_64 LibreOffice_project/54047653041915e595ad4e45cccea684809c77b5</meta:generator>
  </office:meta>
</office:document-meta>
</file>